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📝 <text:span text:style-name="Strong_20_Emphasis">Lesson 1. Introduction to the DSA Course</text:span></text:p>
      <text:p text:style-name="Text_20_body"><text:span text:style-name="Strong_20_Emphasis">Course Goals:</text:span></text:p>
      <text:list text:style-name="L1">
        <text:list-item>
          <text:p text:style-name="P1">Get acquainted with basic Data Structures and Algorithms (DSA)</text:p>
        </text:list-item>
        <text:list-item>
          <text:p text:style-name="P1">Understand how to think about code efficiency</text:p>
        </text:list-item>
        <text:list-item>
          <text:p text:style-name="P1">Learn to solve algorithmic problems (LeetCode)</text:p>
        </text:list-item>
        <text:list-item>
          <text:p text:style-name="P1">Accelerate thinking and growth as a developer</text:p>
        </text:list-item>
      </text:list>
      <text:p text:style-name="Text_20_body"><text:span text:style-name="Strong_20_Emphasis">Basic goal for everyone:</text:span></text:p>
      <text:list text:style-name="L2">
        <text:list-item>
          <text:p text:style-name="P2">Go through the theory of key algorithms and data structures</text:p>
        </text:list-item>
        <text:list-item>
          <text:p text:style-name="P2">Solve at least one problem for each topic<text:line-break/><text:span text:style-name="Emphasis">(without practice, it’s impossible to truly understand the material)</text:span></text:p>
        </text:list-item>
      </text:list>
      <text:p text:style-name="Text_20_body"><text:span text:style-name="Strong_20_Emphasis">Learning Approach:</text:span></text:p>
      <text:list text:style-name="L3">
        <text:list-item>
          <text:p text:style-name="P3">Learn through vivid and simple examples</text:p>
        </text:list-item>
        <text:list-item>
          <text:p text:style-name="P3">Use GPT as an assistant:</text:p>
          <text:list>
            <text:list-item>
              <text:p text:style-name="P3">for explanations</text:p>
            </text:list-item>
            <text:list-item>
              <text:p text:style-name="P3">for checking ideas</text:p>
            </text:list-item>
            <text:list-item>
              <text:p text:style-name="P3">for learning and analyzing mistakes</text:p>
            </text:list-item>
          </text:list>
        </text:list-item>
        <text:list-item>
          <text:p text:style-name="P3">Pace and depth will adjust to each person’s level</text:p>
        </text:list-item>
      </text:list>
      <text:p text:style-name="Text_20_body"><text:span text:style-name="Strong_20_Emphasis">Future Plans:</text:span></text:p>
      <text:list text:style-name="L4">
        <text:list-item>
          <text:p text:style-name="P4">Learning plan for 1 / 3 / 6 months (Beginner and Non-Beginner)</text:p>
        </text:list-item>
        <text:list-item>
          <text:p text:style-name="P4">Possible project:</text:p>
          <text:list>
            <text:list-item>
              <text:p text:style-name="P4">Beginners — React application for entering the industry</text:p>
            </text:list-item>
            <text:list-item>
              <text:p text:style-name="P4">Experienced — Full Stack application</text:p>
            </text:list-item>
          </text:list>
        </text:list-item>
        <text:list-item>
          <text:p text:style-name="P4">Using up-to-date best practices from the React ecosystem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1T13:11:56.074585605</meta:creation-date>
    <dc:date>2026-02-02T20:29:15.706037924</dc:date>
    <meta:editing-duration>PT1M53S</meta:editing-duration>
    <meta:editing-cycles>2</meta:editing-cycles>
    <meta:generator>LibreOffice/25.8.4.2$Linux_X86_64 LibreOffice_project/580$Build-2</meta:generator>
    <meta:document-statistic meta:table-count="0" meta:image-count="0" meta:object-count="0" meta:page-count="1" meta:paragraph-count="22" meta:word-count="154" meta:character-count="901" meta:non-whitespace-character-count="784"/>
  </office:meta>
</office:document-meta>
</file>